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EndpointImpl.getServi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EndpointImpl.getAsReference( QName oper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EndpointImpl.getEndpoi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EndpointImpl.ServiceEndpointImpl( QName serviceName , String endpoi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iceEndpointImpl.get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